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64b8" officeooo:paragraph-rsid="001564b8"/>
    </style:style>
    <style:style style:name="P2" style:family="paragraph" style:parent-style-name="Standard">
      <style:text-properties officeooo:rsid="0016517c" officeooo:paragraph-rsid="0016517c"/>
    </style:style>
    <style:style style:name="P3" style:family="paragraph" style:parent-style-name="Standard">
      <style:text-properties officeooo:rsid="001b092a" officeooo:paragraph-rsid="001b092a"/>
    </style:style>
    <style:style style:name="P4" style:family="paragraph" style:parent-style-name="Standard">
      <style:text-properties officeooo:rsid="001c4d00" officeooo:paragraph-rsid="001c4d00"/>
    </style:style>
    <style:style style:name="P5" style:family="paragraph" style:parent-style-name="Standard">
      <style:text-properties officeooo:rsid="001db40c" officeooo:paragraph-rsid="001db40c"/>
    </style:style>
    <style:style style:name="P6" style:family="paragraph" style:parent-style-name="Standard">
      <style:text-properties officeooo:paragraph-rsid="001f76e5"/>
    </style:style>
    <style:style style:name="P7" style:family="paragraph" style:parent-style-name="Standard">
      <style:text-properties fo:font-size="14pt" fo:font-weight="bold" officeooo:rsid="00324130" officeooo:paragraph-rsid="00324130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5pt" fo:font-weight="bold" officeooo:rsid="003c4770" officeooo:paragraph-rsid="003c4770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2pt" fo:font-weight="normal" officeooo:rsid="003c4770" officeooo:paragraph-rsid="003c4770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3c4770" officeooo:paragraph-rsid="003c4770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426ed1" officeooo:paragraph-rsid="00426ed1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4496e6" officeooo:paragraph-rsid="004496e6" style:font-size-asian="12pt" style:font-weight-asian="normal" style:font-size-complex="12pt" style:font-weight-complex="normal"/>
    </style:style>
    <style:style style:name="T1" style:family="text">
      <style:text-properties officeooo:rsid="001f76e5"/>
    </style:style>
    <style:style style:name="T2" style:family="text">
      <style:text-properties officeooo:rsid="00235c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OM.XML</text:p>
      <text:p text:style-name="P1">&lt;!--Maven compiler plugin--&gt;</text:p>
      <text:p text:style-name="Standard">&lt;build&gt;</text:p>
      <text:p text:style-name="Standard"><text:s text:c="8"/>&lt;plugins&gt;</text:p>
      <text:p text:style-name="Standard"><text:s text:c="6"/>&lt;plugin&gt;</text:p>
      <text:p text:style-name="Standard"><text:s text:c="8"/>&lt;artifactId&gt;maven-compiler-plugin&lt;/artifactId&gt;</text:p>
      <text:p text:style-name="Standard"><text:s text:c="8"/>&lt;version&gt;3.1&lt;/version&gt;</text:p>
      <text:p text:style-name="Standard"><text:s text:c="8"/>&lt;configuration&gt;</text:p>
      <text:p text:style-name="Standard"><text:s text:c="10"/>&lt;source&gt;1.8&lt;/source&gt;</text:p>
      <text:p text:style-name="Standard"><text:s text:c="10"/>&lt;target&gt;1.8&lt;/target&gt;</text:p>
      <text:p text:style-name="Standard"><text:s text:c="8"/>&lt;/configuration&gt;</text:p>
      <text:p text:style-name="Standard"><text:s text:c="6"/>&lt;/plugin&gt;</text:p>
      <text:p text:style-name="Standard"><text:s text:c="4"/>&lt;/plugins&gt;</text:p>
      <text:p text:style-name="Standard"><text:s text:c="2"/>&lt;/build&gt;</text:p>
      <text:p text:style-name="Standard"/>
      <text:p text:style-name="P2">&lt;!--Mysql connector java--&gt;</text:p>
      <text:p text:style-name="Standard">&lt;dependency&gt;</text:p>
      <text:p text:style-name="Standard"><text:tab/> <text:s text:c="3"/>&lt;groupId&gt;mysql&lt;/groupId&gt;</text:p>
      <text:p text:style-name="Standard"><text:tab/> <text:s text:c="3"/>&lt;artifactId&gt;mysql-connector-java&lt;/artifactId&gt;</text:p>
      <text:p text:style-name="Standard"><text:tab/> <text:s text:c="3"/>&lt;version&gt;8.0.11&lt;/version&gt;</text:p>
      <text:p text:style-name="Standard">&lt;/dependency&gt;</text:p>
      <text:p text:style-name="Standard"/>
      <text:p text:style-name="P3">&lt;!--spring dependencies--&gt;</text:p>
      <text:p text:style-name="Standard">&lt;dependency&gt;</text:p>
      <text:p text:style-name="Standard"><text:tab/>&lt;groupId&gt;org.springframework&lt;/groupId&gt;</text:p>
      <text:p text:style-name="Standard"><text:tab/>&lt;artifactId&gt;spring-core&lt;/artifactId&gt;</text:p>
      <text:p text:style-name="Standard"><text:tab/>&lt;version&gt;${springframework.version}&lt;/version&gt;</text:p>
      <text:p text:style-name="Standard">&lt;/dependency&gt;</text:p>
      <text:p text:style-name="Standard">&lt;dependency&gt;</text:p>
      <text:p text:style-name="Standard"><text:tab/>&lt;groupId&gt;org.springframework&lt;/groupId&gt;</text:p>
      <text:p text:style-name="Standard"><text:tab/>&lt;artifactId&gt;spring-beans&lt;/artifactId&gt;</text:p>
      <text:p text:style-name="Standard"><text:tab/>&lt;version&gt;${springframework.version}&lt;/version&gt;</text:p>
      <text:p text:style-name="Standard">&lt;/dependency&gt;</text:p>
      <text:p text:style-name="Standard">&lt;dependency&gt;</text:p>
      <text:p text:style-name="Standard"><text:tab/>&lt;groupId&gt;org.springframework&lt;/groupId&gt;</text:p>
      <text:p text:style-name="Standard"><text:tab/>&lt;artifactId&gt;spring-context&lt;/artifactId&gt;</text:p>
      <text:p text:style-name="Standard"><text:tab/>&lt;version&gt;${springframework.version}&lt;/version&gt;</text:p>
      <text:p text:style-name="Standard">&lt;/dependency&gt;</text:p>
      <text:p text:style-name="Standard"/>
      <text:p text:style-name="Standard">&lt;dependency&gt;</text:p>
      <text:p text:style-name="Standard"><text:tab/>&lt;groupId&gt;org.springframework&lt;/groupId&gt;</text:p>
      <text:p text:style-name="Standard"><text:tab/>&lt;artifactId&gt;spring-jdbc&lt;/artifactId&gt;</text:p>
      <text:p text:style-name="Standard"><text:tab/>&lt;version&gt;${springframework.version}&lt;/version&gt;</text:p>
      <text:p text:style-name="Standard">&lt;/dependency&gt;</text:p>
      <text:p text:style-name="Standard"/>
      <text:p text:style-name="Standard">&lt;!-- Spring ORM <text:span text:style-name="T1">(hibernate)</text:span>--&gt;</text:p>
      <text:p text:style-name="Standard"><text:s/>&lt;dependency&gt;</text:p>
      <text:p text:style-name="Standard"><text:s text:c="12"/>&lt;groupId&gt;org.springframework&lt;/groupId&gt;</text:p>
      <text:p text:style-name="Standard"><text:s text:c="12"/>&lt;artifactId&gt;spring-orm&lt;/artifactId&gt;</text:p>
      <text:p text:style-name="P6"><text:s text:c="12"/>&lt;version&gt;${springframework.version}&lt;/version&gt;</text:p>
      <text:p text:style-name="P6">&lt;/dependency&gt;</text:p>
      <text:p text:style-name="P6"/>
      <text:p text:style-name="P6"><text:soft-page-break/></text:p>
      <text:p text:style-name="P6">&lt;!-- Hibernate Core --&gt;</text:p>
      <text:p text:style-name="P6">&lt;dependency&gt;</text:p>
      <text:p text:style-name="P6"><text:tab/> <text:s text:c="3"/>&lt;groupId&gt;org.hibernate&lt;/groupId&gt;</text:p>
      <text:p text:style-name="P6"><text:tab/> <text:s text:c="3"/>&lt;artifactId&gt;hibernate-core&lt;/artifactId&gt;</text:p>
      <text:p text:style-name="P6"><text:tab/> <text:s text:c="3"/>&lt;version&gt;5.3.1.Final&lt;/version&gt;</text:p>
      <text:p text:style-name="P6">&lt;/dependency&gt;</text:p>
      <text:p text:style-name="Standard"/>
      <text:p text:style-name="P4">&lt;!-- https://mvnrepository.com/artifact/commons-dbcp/commons-dbcp <text:span text:style-name="T2">(hibernate)</text:span>--&gt;</text:p>
      <text:p text:style-name="P4">&lt;dependency&gt;</text:p>
      <text:p text:style-name="P4"><text:s text:c="10"/>&lt;groupId&gt;commons-dbcp&lt;/groupId&gt;</text:p>
      <text:p text:style-name="P4"><text:s text:c="10"/>&lt;artifactId&gt;commons-dbcp&lt;/artifactId&gt;</text:p>
      <text:p text:style-name="P4"><text:s text:c="10"/>&lt;version&gt;1.3&lt;/version&gt;</text:p>
      <text:p text:style-name="P4">&lt;/dependency&gt;</text:p>
      <text:p text:style-name="P4"><text:s text:c="8"/></text:p>
      <text:p text:style-name="P4"/>
      <text:p text:style-name="P4">&lt;!--spring properties--&gt;</text:p>
      <text:p text:style-name="Standard">&lt;properties&gt;</text:p>
      <text:p text:style-name="Standard"><text:tab/><text:tab/>&lt;springframework.version&gt;4.3.9.RELEASE&lt;/springframework.version&gt;</text:p>
      <text:p text:style-name="Standard"><text:tab/><text:tab/>&lt;jackson.version&gt;2.7.5&lt;/jackson.version&gt;</text:p>
      <text:p text:style-name="Standard">&lt;/properties&gt;</text:p>
      <text:p text:style-name="Standard"/>
      <text:p text:style-name="Standard"/>
      <text:p text:style-name="P5">&lt;!--Spring hibernate properites--&gt;</text:p>
      <text:p text:style-name="Standard">&lt;properties&gt;</text:p>
      <text:p text:style-name="Standard"><text:tab/><text:tab/>&lt;springframework.version&gt;4.3.9.RELEASE&lt;/springframework.version&gt;</text:p>
      <text:p text:style-name="Standard"><text:tab/><text:tab/> &lt;hibernate.version&gt;5.3.5.Final&lt;/hibernate.version&gt;</text:p>
      <text:p text:style-name="Standard"><text:s text:c="8"/><text:tab/><text:tab/>&lt;hibernate.validator&gt;5.4.1.Final&lt;/hibernate.validator&gt;</text:p>
      <text:p text:style-name="Standard"><text:tab/><text:tab/>&lt;jackson.version&gt;2.7.5&lt;/jackson.version&gt;</text:p>
      <text:p text:style-name="Standard">&lt;/properties&gt;</text:p>
      <text:p text:style-name="Standard"/>
      <text:p text:style-name="P8">Web.xml</text:p>
      <text:p text:style-name="P9">&lt;?xml version="1.0" encoding="UTF-8"?&gt;</text:p>
      <text:p text:style-name="P9">&lt;web-app xmlns:xsi="http://www.w3.org/2001/XMLSchema-instance" xmlns="http://java.sun.com/xml/ns/javaee" xsi:schemaLocation="http://java.sun.com/xml/ns/javaee http://java.sun.com/xml/ns/javaee/web-app_2_5.xsd" version="2.5"&gt;</text:p>
      <text:p text:style-name="P9"><text:s text:c="2"/>&lt;display-name&gt;LoginMvcSpring&lt;/display-name&gt;</text:p>
      <text:p text:style-name="P9"><text:s text:c="2"/>&lt;welcome-file-list&gt;</text:p>
      <text:p text:style-name="P9"><text:s text:c="4"/>&lt;welcome-file&gt;index.html&lt;/welcome-file&gt;</text:p>
      <text:p text:style-name="P9"><text:s text:c="4"/></text:p>
      <text:p text:style-name="P9"><text:s text:c="2"/>&lt;/welcome-file-list&gt;</text:p>
      <text:p text:style-name="P9"><text:s text:c="2"/>&lt;servlet&gt;</text:p>
      <text:p text:style-name="P9"><text:s text:c="4"/>&lt;servlet-name&gt;spring&lt;/servlet-name&gt;</text:p>
      <text:p text:style-name="P9"><text:s text:c="4"/>&lt;servlet-class&gt;org.springframework.web.servlet.DispatcherServlet&lt;/servlet-class&gt;</text:p>
      <text:p text:style-name="P9"><text:s text:c="4"/>&lt;load-on-startup&gt;1&lt;/load-on-startup&gt;</text:p>
      <text:p text:style-name="P9"><text:s text:c="2"/>&lt;/servlet&gt;</text:p>
      <text:p text:style-name="P9"><text:s text:c="2"/>&lt;servlet-mapping&gt;</text:p>
      <text:p text:style-name="P9"><text:s text:c="4"/>&lt;servlet-name&gt;spring&lt;/servlet-name&gt;</text:p>
      <text:p text:style-name="P9"><text:s text:c="4"/>&lt;url-pattern&gt;/&lt;/url-pattern&gt;</text:p>
      <text:p text:style-name="P9"><text:s text:c="2"/>&lt;/servlet-mapping&gt;</text:p>
      <text:p text:style-name="P9">&lt;/web-app&gt;</text:p>
      <text:p text:style-name="P9">-----------------------------------------------------------------------------------------------------------------------</text:p>
      <text:p text:style-name="P9"><text:soft-page-break/></text:p>
      <text:p text:style-name="P9"/>
      <text:p text:style-name="P9"/>
      <text:p text:style-name="P11">&lt;!--POM.xml (mam) <text:s/>(jdbc)--&gt;</text:p>
      <text:p text:style-name="P11">&lt;project xmlns="http://maven.apache.org/POM/4.0.0" xmlns:xsi="http://www.w3.org/2001/XMLSchema-instance" xsi:schemaLocation="http://maven.apache.org/POM/4.0.0 http://maven.apache.org/xsd/maven-4.0.0.xsd"&gt;</text:p>
      <text:p text:style-name="P11"><text:s text:c="2"/>&lt;modelVersion&gt;4.0.0&lt;/modelVersion&gt;</text:p>
      <text:p text:style-name="P11"><text:s text:c="2"/>&lt;groupId&gt;LoginMVCSpring&lt;/groupId&gt;</text:p>
      <text:p text:style-name="P11"><text:s text:c="2"/>&lt;artifactId&gt;LoginMVCSpring&lt;/artifactId&gt;</text:p>
      <text:p text:style-name="P11"><text:s text:c="2"/>&lt;version&gt;0.0.1-SNAPSHOT&lt;/version&gt;</text:p>
      <text:p text:style-name="P11"><text:s text:c="2"/>&lt;packaging&gt;war&lt;/packaging&gt;</text:p>
      <text:p text:style-name="P11"><text:s text:c="2"/>&lt;name&gt;TestLoginMVCSpring&lt;/name&gt;</text:p>
      <text:p text:style-name="P11"><text:s text:c="2"/>&lt;description&gt;TestLoginMVCSpring</text:p>
      <text:p text:style-name="P11">&lt;/description&gt;</text:p>
      <text:p text:style-name="P11"><text:s/>&lt;build&gt;</text:p>
      <text:p text:style-name="P11"><text:tab/><text:tab/>&lt;finalName&gt;rest-demo&lt;/finalName&gt;</text:p>
      <text:p text:style-name="P11"><text:tab/><text:tab/>&lt;plugins&gt;</text:p>
      <text:p text:style-name="P11"><text:tab/><text:tab/><text:tab/>&lt;plugin&gt;</text:p>
      <text:p text:style-name="P11"><text:tab/><text:tab/><text:tab/><text:tab/>&lt;groupId&gt;org.apche.maven.plugins&lt;/groupId&gt;</text:p>
      <text:p text:style-name="P11"><text:tab/><text:tab/><text:tab/><text:tab/>&lt;artifactId&gt;maven-compiler-plugin&lt;/artifactId&gt;</text:p>
      <text:p text:style-name="P11"><text:tab/><text:tab/><text:tab/><text:tab/>&lt;version&gt;3.1&lt;/version&gt;</text:p>
      <text:p text:style-name="P11"><text:tab/><text:tab/><text:tab/><text:tab/>&lt;configuration&gt;</text:p>
      <text:p text:style-name="P11"><text:tab/><text:tab/><text:tab/><text:tab/><text:tab/>&lt;source&gt;1.7&lt;/source&gt;</text:p>
      <text:p text:style-name="P11"><text:tab/><text:tab/><text:tab/><text:tab/><text:tab/>&lt;target&gt;1.7&lt;/target&gt;</text:p>
      <text:p text:style-name="P11"><text:tab/><text:tab/><text:tab/><text:tab/>&lt;/configuration&gt;</text:p>
      <text:p text:style-name="P11"><text:tab/><text:tab/><text:tab/>&lt;/plugin&gt;</text:p>
      <text:p text:style-name="P11"><text:tab/><text:tab/>&lt;/plugins&gt;</text:p>
      <text:p text:style-name="P11"><text:tab/>&lt;/build&gt;</text:p>
      <text:p text:style-name="P11"/>
      <text:p text:style-name="P11"><text:tab/>&lt;properties&gt;</text:p>
      <text:p text:style-name="P11"><text:tab/><text:tab/>&lt;springframework.version&gt;4.3.9.RELEASE&lt;/springframework.version&gt;</text:p>
      <text:p text:style-name="P11"><text:tab/><text:tab/>&lt;jackson.version&gt;2.7.5&lt;/jackson.version&gt;</text:p>
      <text:p text:style-name="P11"><text:tab/>&lt;/properties&gt;</text:p>
      <text:p text:style-name="P11"><text:tab/>&lt;dependencies&gt;</text:p>
      <text:p text:style-name="P11"><text:tab/><text:tab/>&lt;dependency&gt;</text:p>
      <text:p text:style-name="P11"><text:tab/><text:tab/><text:tab/>&lt;groupId&gt;org.springframework&lt;/groupId&gt;</text:p>
      <text:p text:style-name="P11"><text:tab/><text:tab/><text:tab/>&lt;artifactId&gt;spring-core&lt;/artifactId&gt;</text:p>
      <text:p text:style-name="P11"><text:tab/><text:tab/><text:tab/>&lt;version&gt;${springframework.version}&lt;/version&gt;</text:p>
      <text:p text:style-name="P11"><text:tab/><text:tab/>&lt;/dependency&gt;</text:p>
      <text:p text:style-name="P11"><text:tab/><text:tab/>&lt;dependency&gt;</text:p>
      <text:p text:style-name="P11"><text:tab/><text:tab/><text:tab/>&lt;groupId&gt;org.springframework&lt;/groupId&gt;</text:p>
      <text:p text:style-name="P11"><text:tab/><text:tab/><text:tab/>&lt;artifactId&gt;spring-beans&lt;/artifactId&gt;</text:p>
      <text:p text:style-name="P11"><text:tab/><text:tab/><text:tab/>&lt;version&gt;${springframework.version}&lt;/version&gt;</text:p>
      <text:p text:style-name="P11"><text:tab/><text:tab/>&lt;/dependency&gt;</text:p>
      <text:p text:style-name="P11"><text:tab/><text:tab/>&lt;dependency&gt;</text:p>
      <text:p text:style-name="P11"><text:tab/><text:tab/><text:tab/>&lt;groupId&gt;org.springframework&lt;/groupId&gt;</text:p>
      <text:p text:style-name="P11"><text:tab/><text:tab/><text:tab/>&lt;artifactId&gt;spring-context&lt;/artifactId&gt;</text:p>
      <text:p text:style-name="P11"><text:tab/><text:tab/><text:tab/>&lt;version&gt;${springframework.version}&lt;/version&gt;</text:p>
      <text:p text:style-name="P11"><text:tab/><text:tab/>&lt;/dependency&gt;</text:p>
      <text:p text:style-name="P11"/>
      <text:p text:style-name="P11"><text:soft-page-break/><text:tab/><text:tab/>&lt;dependency&gt;</text:p>
      <text:p text:style-name="P11"><text:tab/><text:tab/><text:tab/>&lt;groupId&gt;org.springframework&lt;/groupId&gt;</text:p>
      <text:p text:style-name="P11"><text:tab/><text:tab/><text:tab/>&lt;artifactId&gt;spring-jdbc&lt;/artifactId&gt;</text:p>
      <text:p text:style-name="P11"><text:tab/><text:tab/><text:tab/>&lt;version&gt;${springframework.version}&lt;/version&gt;</text:p>
      <text:p text:style-name="P11"><text:tab/><text:tab/>&lt;/dependency&gt;</text:p>
      <text:p text:style-name="P11"/>
      <text:p text:style-name="P11"><text:tab/><text:tab/>&lt;dependency&gt;</text:p>
      <text:p text:style-name="P11"><text:tab/><text:tab/><text:tab/>&lt;groupId&gt;org.springframework&lt;/groupId&gt;</text:p>
      <text:p text:style-name="P11"><text:tab/><text:tab/><text:tab/>&lt;artifactId&gt;spring-tx&lt;/artifactId&gt;</text:p>
      <text:p text:style-name="P11"><text:tab/><text:tab/><text:tab/>&lt;version&gt;${springframework.version}&lt;/version&gt;</text:p>
      <text:p text:style-name="P11"><text:tab/><text:tab/>&lt;/dependency&gt;</text:p>
      <text:p text:style-name="P11"/>
      <text:p text:style-name="P11"><text:tab/><text:tab/>&lt;dependency&gt;</text:p>
      <text:p text:style-name="P11"><text:tab/><text:tab/><text:tab/>&lt;groupId&gt;org.springframework&lt;/groupId&gt;</text:p>
      <text:p text:style-name="P11"><text:tab/><text:tab/><text:tab/>&lt;artifactId&gt;spring-webmvc&lt;/artifactId&gt;</text:p>
      <text:p text:style-name="P11"><text:tab/><text:tab/><text:tab/>&lt;version&gt;${springframework.version}&lt;/version&gt;</text:p>
      <text:p text:style-name="P11"><text:tab/><text:tab/>&lt;/dependency&gt;</text:p>
      <text:p text:style-name="P11"><text:tab/><text:tab/>&lt;dependency&gt;</text:p>
      <text:p text:style-name="P11"><text:tab/><text:tab/><text:tab/>&lt;groupId&gt;javax.servlet&lt;/groupId&gt;</text:p>
      <text:p text:style-name="P11"><text:tab/><text:tab/><text:tab/>&lt;artifactId&gt;javax.servlet-api&lt;/artifactId&gt;</text:p>
      <text:p text:style-name="P11"><text:tab/><text:tab/><text:tab/>&lt;version&gt;3.0.1&lt;/version&gt;</text:p>
      <text:p text:style-name="P11"><text:tab/><text:tab/><text:tab/>&lt;scope&gt;provided&lt;/scope&gt;</text:p>
      <text:p text:style-name="P11"><text:tab/><text:tab/>&lt;/dependency&gt;</text:p>
      <text:p text:style-name="P11"><text:tab/><text:tab/>&lt;dependency&gt;</text:p>
      <text:p text:style-name="P11"><text:tab/><text:tab/><text:tab/>&lt;groupId&gt;jstl&lt;/groupId&gt;</text:p>
      <text:p text:style-name="P11"><text:tab/><text:tab/><text:tab/>&lt;artifactId&gt;jstl&lt;/artifactId&gt;</text:p>
      <text:p text:style-name="P11"><text:tab/><text:tab/><text:tab/>&lt;version&gt;1.2&lt;/version&gt;</text:p>
      <text:p text:style-name="P11"><text:tab/><text:tab/>&lt;/dependency&gt;</text:p>
      <text:p text:style-name="P11"><text:tab/><text:tab/>&lt;dependency&gt;</text:p>
      <text:p text:style-name="P11"><text:tab/> <text:s text:c="3"/>&lt;groupId&gt;mysql&lt;/groupId&gt;</text:p>
      <text:p text:style-name="P11"><text:tab/> <text:s text:c="3"/>&lt;artifactId&gt;mysql-connector-java&lt;/artifactId&gt;</text:p>
      <text:p text:style-name="P11"><text:tab/> <text:s text:c="3"/>&lt;version&gt;8.0.11&lt;/version&gt;</text:p>
      <text:p text:style-name="P11"><text:tab/>&lt;/dependency&gt;</text:p>
      <text:p text:style-name="P11"><text:tab/>&lt;/dependencies&gt;</text:p>
      <text:p text:style-name="P11">&lt;/project&gt;</text:p>
      <text:p text:style-name="P11"/>
      <text:p text:style-name="P11"/>
      <text:p text:style-name="P11"/>
      <text:p text:style-name="P11">&lt;!--Web.xml (mam) (jdbc)--&gt;</text:p>
      <text:p text:style-name="P11">&lt;?xml version="1.0" encoding="UTF-8"?&gt;</text:p>
      <text:p text:style-name="P11">&lt;web-app xmlns:xsi="http://www.w3.org/2001/XMLSchema-instance" xmlns="http://java.sun.com/xml/ns/javaee" xsi:schemaLocation="http://java.sun.com/xml/ns/javaee http://java.sun.com/xml/ns/javaee/web-app_2_5.xsd" version="2.5"&gt;</text:p>
      <text:p text:style-name="P11"><text:s text:c="2"/>&lt;display-name&gt;LoginMvcSpring&lt;/display-name&gt;</text:p>
      <text:p text:style-name="P11"><text:s text:c="2"/>&lt;welcome-file-list&gt;</text:p>
      <text:p text:style-name="P11"><text:s text:c="4"/>&lt;welcome-file&gt;index.html&lt;/welcome-file&gt;</text:p>
      <text:p text:style-name="P11"><text:s text:c="4"/></text:p>
      <text:p text:style-name="P11"><text:s text:c="2"/>&lt;/welcome-file-list&gt;</text:p>
      <text:p text:style-name="P11"><text:s text:c="2"/>&lt;servlet&gt;</text:p>
      <text:p text:style-name="P11"><text:s text:c="4"/>&lt;servlet-name&gt;spring&lt;/servlet-name&gt;</text:p>
      <text:p text:style-name="P11"><text:s text:c="4"/>&lt;servlet-class&gt;org.springframework.web.servlet.DispatcherServlet&lt;/servlet-class&gt;</text:p>
      <text:p text:style-name="P11"><text:s text:c="4"/>&lt;load-on-startup&gt;1&lt;/load-on-startup&gt;</text:p>
      <text:p text:style-name="P11"><text:soft-page-break/><text:s text:c="2"/>&lt;/servlet&gt;</text:p>
      <text:p text:style-name="P11"><text:s text:c="2"/>&lt;servlet-mapping&gt;</text:p>
      <text:p text:style-name="P11"><text:s text:c="4"/>&lt;servlet-name&gt;spring&lt;/servlet-name&gt;</text:p>
      <text:p text:style-name="P11"><text:s text:c="4"/>&lt;url-pattern&gt;/&lt;/url-pattern&gt;</text:p>
      <text:p text:style-name="P11"><text:s text:c="2"/>&lt;/servlet-mapping&gt;</text:p>
      <text:p text:style-name="P11">&lt;/web-app&gt;</text:p>
      <text:p text:style-name="P11"/>
      <text:p text:style-name="P11"/>
      <text:p text:style-name="P11">&lt;!--sping-servlet.xml (mam) (jdbc)--&gt;</text:p>
      <text:p text:style-name="P11">&lt;?xml version="1.0" encoding="UTF-8"?&gt;</text:p>
      <text:p text:style-name="P11">&lt;beans xmlns="http://www.springframework.org/schema/beans"</text:p>
      <text:p text:style-name="P11"><text:tab/>xmlns:xsi="http://www.w3.org/2001/XMLSchema-instance" xmlns:context="http://www.springframework.org/schema/context"</text:p>
      <text:p text:style-name="P11"><text:tab/>xmlns:mvc="http://www.springframework.org/schema/mvc" xmlns:p="http://www.springframework.org/schema/p"</text:p>
      <text:p text:style-name="P11"><text:tab/>xsi:schemaLocation="http://www.springframework.org/schema/beans http://www.springframework.org/schema/beans/spring-beans.xsd</text:p>
      <text:p text:style-name="P11"><text:tab/><text:tab/>http://www.springframework.org/schema/context http://www.springframework.org/schema/context/spring-context-4.3.xsd</text:p>
      <text:p text:style-name="P11"><text:tab/><text:tab/>http://www.springframework.org/schema/mvc http://www.springframework.org/schema/mvc/spring-mvc-4.3.xsd"&gt;</text:p>
      <text:p text:style-name="P11"/>
      <text:p text:style-name="P11"><text:tab/>&lt;context:annotation-config /&gt;</text:p>
      <text:p text:style-name="P11"><text:tab/>&lt;context:component-scan base-package="com.training" /&gt;</text:p>
      <text:p text:style-name="P11"><text:tab/>&lt;mvc:annotation-driven /&gt;</text:p>
      <text:p text:style-name="P11"><text:tab/>&lt;bean id="viewResolver" class="org.springframework.web.servlet.view.InternalResourceViewResolver" </text:p>
      <text:p text:style-name="P11"><text:tab/>p:prefix="/WEB-INF/views/" p:suffix=".jsp" </text:p>
      <text:p text:style-name="P11"><text:tab/>p:viewClass="org.springframework.web.servlet.view.JstlView"/&gt;</text:p>
      <text:p text:style-name="P11"><text:tab/>&lt;bean id="placeHolder" class="org.springframework.beans.factory.config.PropertyPlaceholderConfigurer"&gt;</text:p>
      <text:p text:style-name="P11"><text:tab/> <text:s text:c="2"/>&lt;property name="location" value="classpath:/data.properties"&gt;&lt;/property&gt;</text:p>
      <text:p text:style-name="P11"><text:tab/>&lt;/bean&gt;</text:p>
      <text:p text:style-name="P11">&lt;bean id="dataSource" class="org.springframework.jdbc.datasource.DriverManagerDataSource"&gt;</text:p>
      <text:p text:style-name="P11"><text:tab/><text:tab/>&lt;property name="driverClassName" value="${jdbc.driverclass}" /&gt;</text:p>
      <text:p text:style-name="P11"><text:tab/><text:tab/>&lt;property name="url" value="${jdbc.url}" /&gt;</text:p>
      <text:p text:style-name="P11"><text:tab/><text:tab/>&lt;property name="username" value="${jdbc.username}" /&gt;</text:p>
      <text:p text:style-name="P11"><text:tab/><text:tab/>&lt;property name="password" value="${jdbc.password}" /&gt;</text:p>
      <text:p text:style-name="P11">&lt;/bean&gt;<text:tab/></text:p>
      <text:p text:style-name="P11">&lt;bean id="jdbcTemplate" <text:s/></text:p>
      <text:p text:style-name="P11"><text:s text:c="11"/>class="org.springframework.jdbc.core.JdbcTemplate"&gt;</text:p>
      <text:p text:style-name="P11"><text:s text:c="5"/>&lt;property name="dataSource"&gt;&lt;ref bean="dataSource"/&gt;&lt;/property&gt;</text:p>
      <text:p text:style-name="P11">&lt;/bean&gt;</text:p>
      <text:p text:style-name="P11">&lt;/beans&gt;</text:p>
      <text:p text:style-name="P11"/>
      <text:p text:style-name="P11"/>
      <text:p text:style-name="P11">&lt;!--data.properties (mam) (jdbc)--&gt;</text:p>
      <text:p text:style-name="P11">jdbc.driverclass=com.mysql.cj.jdbc.Driver</text:p>
      <text:p text:style-name="P11">jdbc.url=jdbc:mysql://localhost:3306/test</text:p>
      <text:p text:style-name="P11">jdbc.username=root</text:p>
      <text:p text:style-name="P11">jdbc.password=root123</text:p>
      <text:p text:style-name="P11">------------------------------------------------------------------------------------------------------------------------</text:p>
      <text:p text:style-name="P11"><text:soft-page-break/></text:p>
      <text:p text:style-name="P12">&lt;!--POM.xml (hibernate)--&gt;</text:p>
      <text:p text:style-name="P12"/>
      <text:p text:style-name="P12">&lt;project xmlns="http://maven.apache.org/POM/4.0.0"</text:p>
      <text:p text:style-name="P12"><text:tab/>xmlns:xsi="http://www.w3.org/2001/XMLSchema-instance"</text:p>
      <text:p text:style-name="P12"><text:tab/>xsi:schemaLocation="http://maven.apache.org/POM/4.0.0 http://maven.apache.org/xsd/maven-4.0.0.xsd"&gt;</text:p>
      <text:p text:style-name="P12"><text:tab/>&lt;modelVersion&gt;4.0.0&lt;/modelVersion&gt;</text:p>
      <text:p text:style-name="P12"><text:tab/>&lt;groupId&gt;com.iet&lt;/groupId&gt;</text:p>
      <text:p text:style-name="P12"><text:tab/>&lt;artifactId&gt;springmvcdemo&lt;/artifactId&gt;</text:p>
      <text:p text:style-name="P12"><text:tab/>&lt;version&gt;0.0.1-SNAPSHOT&lt;/version&gt;</text:p>
      <text:p text:style-name="P12"><text:tab/>&lt;packaging&gt;war&lt;/packaging&gt;</text:p>
      <text:p text:style-name="P12"><text:tab/>&lt;name&gt;springmvcdemo&lt;/name&gt;</text:p>
      <text:p text:style-name="P12"><text:tab/>&lt;description&gt;demo&lt;/description&gt;</text:p>
      <text:p text:style-name="P12"><text:tab/>&lt;dependencies&gt;</text:p>
      <text:p text:style-name="P12"><text:tab/><text:tab/>&lt;dependency&gt;</text:p>
      <text:p text:style-name="P12"><text:tab/><text:tab/><text:tab/>&lt;groupId&gt;org.springframework&lt;/groupId&gt;</text:p>
      <text:p text:style-name="P12"><text:tab/><text:tab/><text:tab/>&lt;artifactId&gt;spring-orm&lt;/artifactId&gt;</text:p>
      <text:p text:style-name="P12"><text:tab/><text:tab/><text:tab/>&lt;version&gt;4.3.9.RELEASE&lt;/version&gt;</text:p>
      <text:p text:style-name="P12"><text:tab/><text:tab/>&lt;/dependency&gt;</text:p>
      <text:p text:style-name="P12"><text:tab/><text:tab/>&lt;dependency&gt;</text:p>
      <text:p text:style-name="P12"><text:tab/><text:tab/><text:tab/>&lt;groupId&gt;org.springframework&lt;/groupId&gt;</text:p>
      <text:p text:style-name="P12"><text:tab/><text:tab/><text:tab/>&lt;artifactId&gt;spring-webmvc&lt;/artifactId&gt;</text:p>
      <text:p text:style-name="P12"><text:tab/><text:tab/><text:tab/>&lt;version&gt;4.3.9.RELEASE&lt;/version&gt;</text:p>
      <text:p text:style-name="P12"><text:tab/><text:tab/>&lt;/dependency&gt;</text:p>
      <text:p text:style-name="P12"><text:tab/><text:tab/>&lt;!-- https://mvnrepository.com/artifact/jstl/jstl --&gt;</text:p>
      <text:p text:style-name="P12"><text:tab/><text:tab/>&lt;dependency&gt;</text:p>
      <text:p text:style-name="P12"><text:tab/><text:tab/><text:tab/>&lt;groupId&gt;jstl&lt;/groupId&gt;</text:p>
      <text:p text:style-name="P12"><text:tab/><text:tab/><text:tab/>&lt;artifactId&gt;jstl&lt;/artifactId&gt;</text:p>
      <text:p text:style-name="P12"><text:tab/><text:tab/><text:tab/>&lt;version&gt;1.2&lt;/version&gt;</text:p>
      <text:p text:style-name="P12"><text:tab/><text:tab/>&lt;/dependency&gt;</text:p>
      <text:p text:style-name="P12"/>
      <text:p text:style-name="P12"><text:tab/><text:tab/>&lt;!-- https://mvnrepository.com/artifact/org.hibernate/hibernate-core --&gt;</text:p>
      <text:p text:style-name="P12"><text:tab/><text:tab/>&lt;dependency&gt;</text:p>
      <text:p text:style-name="P12"><text:tab/><text:tab/><text:tab/>&lt;groupId&gt;org.hibernate&lt;/groupId&gt;</text:p>
      <text:p text:style-name="P12"><text:tab/><text:tab/><text:tab/>&lt;artifactId&gt;hibernate-core&lt;/artifactId&gt;</text:p>
      <text:p text:style-name="P12"><text:tab/><text:tab/><text:tab/>&lt;version&gt;5.4.1.Final&lt;/version&gt;</text:p>
      <text:p text:style-name="P12"><text:tab/><text:tab/>&lt;/dependency&gt;</text:p>
      <text:p text:style-name="P12"><text:tab/><text:tab/>&lt;dependency&gt;</text:p>
      <text:p text:style-name="P12"><text:tab/><text:tab/><text:tab/>&lt;groupId&gt;org.hibernate&lt;/groupId&gt;</text:p>
      <text:p text:style-name="P12"><text:tab/><text:tab/><text:tab/>&lt;artifactId&gt;hibernate-validator&lt;/artifactId&gt;</text:p>
      <text:p text:style-name="P12"><text:tab/><text:tab/><text:tab/>&lt;version&gt;5.4.1.Final&lt;/version&gt;</text:p>
      <text:p text:style-name="P12"><text:tab/><text:tab/>&lt;/dependency&gt;</text:p>
      <text:p text:style-name="P12"><text:tab/><text:tab/>&lt;!-- https://mvnrepository.com/artifact/commons-dbcp/commons-dbcp --&gt;</text:p>
      <text:p text:style-name="P12"><text:tab/><text:tab/>&lt;dependency&gt;</text:p>
      <text:p text:style-name="P12"><text:tab/><text:tab/><text:tab/>&lt;groupId&gt;commons-dbcp&lt;/groupId&gt;</text:p>
      <text:p text:style-name="P12"><text:tab/><text:tab/><text:tab/>&lt;artifactId&gt;commons-dbcp&lt;/artifactId&gt;</text:p>
      <text:p text:style-name="P12"><text:tab/><text:tab/><text:tab/>&lt;version&gt;1.4&lt;/version&gt;</text:p>
      <text:p text:style-name="P12"><text:tab/><text:tab/>&lt;/dependency&gt;</text:p>
      <text:p text:style-name="P12"><text:tab/><text:tab/>&lt;!-- https://mvnrepository.com/artifact/mysql/mysql-connector-java --&gt;</text:p>
      <text:p text:style-name="P12"><text:tab/><text:tab/>&lt;dependency&gt;</text:p>
      <text:p text:style-name="P12"><text:tab/><text:tab/><text:tab/>&lt;groupId&gt;mysql&lt;/groupId&gt;</text:p>
      <text:p text:style-name="P12"><text:soft-page-break/><text:tab/><text:tab/><text:tab/>&lt;artifactId&gt;mysql-connector-java&lt;/artifactId&gt;</text:p>
      <text:p text:style-name="P12"><text:tab/><text:tab/><text:tab/>&lt;version&gt;8.0.13&lt;/version&gt;</text:p>
      <text:p text:style-name="P12"><text:tab/><text:tab/>&lt;/dependency&gt;</text:p>
      <text:p text:style-name="P12"/>
      <text:p text:style-name="P12"/>
      <text:p text:style-name="P12"><text:tab/>&lt;/dependencies&gt;</text:p>
      <text:p text:style-name="P12">&lt;/project&gt;</text:p>
      <text:p text:style-name="P12"/>
      <text:p text:style-name="P12"/>
      <text:p text:style-name="P12">&lt;!--web.xml--&gt;</text:p>
      <text:p text:style-name="P12"/>
      <text:p text:style-name="P12">&lt;?xml version="1.0" encoding="UTF-8"?&gt;</text:p>
      <text:p text:style-name="P12">&lt;web-app xmlns:xsi="http://www.w3.org/2001/XMLSchema-instance" xmlns="http://java.sun.com/xml/ns/javaee" xsi:schemaLocation="http://java.sun.com/xml/ns/javaee http://java.sun.com/xml/ns/javaee/web-app_2_5.xsd" version="2.5"&gt;</text:p>
      <text:p text:style-name="P12"><text:s text:c="2"/>&lt;display-name&gt;springmvcdemo&lt;/display-name&gt;</text:p>
      <text:p text:style-name="P12"><text:s text:c="2"/>&lt;servlet&gt;</text:p>
      <text:p text:style-name="P12"><text:s text:c="2"/><text:tab/>&lt;servlet-name&gt;mvc&lt;/servlet-name&gt;</text:p>
      <text:p text:style-name="P12"><text:s text:c="2"/><text:tab/>&lt;servlet-class&gt;org.springframework.web.servlet.DispatcherServlet&lt;/servlet-class&gt;</text:p>
      <text:p text:style-name="P12"><text:s text:c="2"/>&lt;/servlet&gt;</text:p>
      <text:p text:style-name="P12"><text:s text:c="2"/>&lt;servlet-mapping&gt;</text:p>
      <text:p text:style-name="P12"><text:s text:c="2"/>&lt;servlet-name&gt;mvc&lt;/servlet-name&gt;</text:p>
      <text:p text:style-name="P12"><text:s text:c="2"/>&lt;url-pattern&gt;/&lt;/url-pattern&gt;</text:p>
      <text:p text:style-name="P12"><text:s text:c="2"/>&lt;/servlet-mapping&gt;</text:p>
      <text:p text:style-name="P12">&lt;/web-app&gt;</text:p>
      <text:p text:style-name="P12"/>
      <text:p text:style-name="P12">&lt;!--mvc-spring--&gt;</text:p>
      <text:p text:style-name="P12"/>
      <text:p text:style-name="P12">&lt;?xml version="1.0" encoding="UTF-8" ?&gt;</text:p>
      <text:p text:style-name="P12">&lt;beans xmlns="http://www.springframework.org/schema/beans" </text:p>
      <text:p text:style-name="P12"><text:tab/>xmlns:context="http://www.springframework.org/schema/context"</text:p>
      <text:p text:style-name="P12"><text:tab/>xmlns:p="http://www.springframework.org/schema/p" </text:p>
      <text:p text:style-name="P12"><text:tab/>xmlns:xsi="http://www.w3.org/2001/XMLSchema-instance"</text:p>
      <text:p text:style-name="P12"><text:tab/>xsi:schemaLocation="http://www.springframework.org/schema/beans http://www.springframework.org/schema/beans/spring-beans.xsd </text:p>
      <text:p text:style-name="P12"><text:tab/><text:tab/><text:tab/><text:tab/><text:tab/><text:tab/>http://www.springframework.org/schema/context http://www.springframework.org/schema/context/spring-context-4.3.xsd "&gt;</text:p>
      <text:p text:style-name="P12"><text:tab/>&lt;context:annotation-config /&gt;</text:p>
      <text:p text:style-name="P12"><text:tab/>&lt;context:component-scan base-package="com.iet" /&gt;</text:p>
      <text:p text:style-name="P12"><text:tab/>&lt;bean id="viewResolver" class="org.springframework.web.servlet.view.InternalResourceViewResolver"&gt;</text:p>
      <text:p text:style-name="P12"><text:tab/><text:tab/>&lt;property name="prefix" value="/WEB-INF/pages/"&gt;&lt;/property&gt;</text:p>
      <text:p text:style-name="P12"><text:tab/><text:tab/>&lt;property name="suffix" value=".jsp"&gt;&lt;/property&gt;</text:p>
      <text:p text:style-name="P12"><text:tab/>&lt;/bean&gt;</text:p>
      <text:p text:style-name="P12"><text:tab/>&lt;bean class = "org.springframework.context.support.ResourceBundleMessageSource"</text:p>
      <text:p text:style-name="P12"><text:s text:c="6"/>id = "messageSource"&gt;</text:p>
      <text:p text:style-name="P12"><text:s text:c="6"/>&lt;property name = "basename" value = "messages" /&gt;</text:p>
      <text:p text:style-name="P12"><text:s text:c="3"/>&lt;/bean&gt;</text:p>
      <text:p text:style-name="P12"><text:tab/>&lt;bean id="dataSource" class="org.apache.commons.dbcp.BasicDataSource"&gt;</text:p>
      <text:p text:style-name="P12"><text:tab/><text:tab/>&lt;property name="driverClassName" value="com.mysql.cj.jdbc.Driver"&gt;&lt;/property&gt;</text:p>
      <text:p text:style-name="P12"><text:tab/><text:tab/>&lt;property name="url" value="jdbc:mysql://192.168.10.71:3307/dac60?useSSL=false"&gt;&lt;/property&gt;</text:p>
      <text:p text:style-name="P12"><text:soft-page-break/><text:tab/><text:tab/>&lt;property name="username" value="dac60"&gt;&lt;/property&gt;</text:p>
      <text:p text:style-name="P12"><text:tab/><text:tab/>&lt;property name="password" value="welcome"&gt;&lt;/property&gt;</text:p>
      <text:p text:style-name="P12"><text:tab/>&lt;/bean&gt;</text:p>
      <text:p text:style-name="P12"><text:tab/>&lt;bean id="sessionFactory" class="org.springframework.orm.hibernate5.LocalSessionFactoryBean"</text:p>
      <text:p text:style-name="P12"><text:tab/>p:packagesToScan="com.iet.model" p:dataSource-ref="dataSource"&gt;</text:p>
      <text:p text:style-name="P12"><text:tab/>&lt;property name="hibernateProperties"&gt;</text:p>
      <text:p text:style-name="P12"><text:tab/><text:tab/><text:tab/>&lt;value&gt;</text:p>
      <text:p text:style-name="P12"><text:tab/><text:tab/><text:tab/><text:tab/>hibernate.dialect=org.hibernate.dialect.MySQL8Dialect</text:p>
      <text:p text:style-name="P12"><text:tab/><text:tab/><text:tab/><text:tab/>hibernate.show_sql=true</text:p>
      <text:p text:style-name="P12"><text:tab/><text:tab/><text:tab/><text:tab/>hibernate.format_sql=true</text:p>
      <text:p text:style-name="P12"><text:tab/><text:tab/><text:tab/><text:tab/>hibernate.hbm2ddl.auto=create</text:p>
      <text:p text:style-name="P12"><text:tab/><text:tab/><text:tab/>&lt;/value&gt;</text:p>
      <text:p text:style-name="P12"><text:tab/><text:tab/>&lt;/property&gt;</text:p>
      <text:p text:style-name="P12"><text:tab/>&lt;/bean&gt;</text:p>
      <text:p text:style-name="P12">&lt;/bean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08:21:24.735935995</meta:creation-date>
    <dc:date>2019-11-30T08:34:51.869079664</dc:date>
    <meta:editing-duration>PT38M32S</meta:editing-duration>
    <meta:editing-cycles>14</meta:editing-cycles>
    <meta:generator>LibreOffice/6.2.7.1$Linux_X86_64 LibreOffice_project/20$Build-1</meta:generator>
    <meta:document-statistic meta:table-count="0" meta:image-count="0" meta:object-count="0" meta:page-count="8" meta:paragraph-count="322" meta:word-count="488" meta:character-count="12017" meta:non-whitespace-character-count="11134"/>
  </office:meta>
</office:document-meta>
</file>